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201cm" fo:margin-bottom="0.201cm" style:contextual-spacing="false" fo:line-height="115%" fo:text-align="center" style:justify-single-word="false"/>
      <style:text-properties style:use-window-font-color="true" loext:opacity="0%" style:font-name="Calibri Light" fo:font-size="12pt" fo:font-weight="bold" fo:background-color="transparent" style:font-name-asian="Calibri Light" style:font-name-complex="Calibri Light"/>
    </style:style>
    <style:style style:name="P2" style:family="paragraph" style:parent-style-name="Standard">
      <style:paragraph-properties fo:margin-top="0.201cm" fo:margin-bottom="0.201cm" style:contextual-spacing="false" fo:line-height="115%" fo:text-align="start" style:justify-single-word="false"/>
      <style:text-properties style:use-window-font-color="true" loext:opacity="0%" style:font-name="Calibri Light" fo:font-size="10pt" fo:font-weight="normal" fo:background-color="transparent" style:font-name-asian="Calibri Light" style:font-name-complex="Calibri Light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alibri Light1" fo:font-size="11pt" officeooo:rsid="000df520" officeooo:paragraph-rsid="0019416d" style:font-size-asian="11pt" style:font-size-complex="11pt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alibri Light1" fo:font-size="11pt" officeooo:rsid="000df520" officeooo:paragraph-rsid="001ad419" style:font-size-asian="11pt" style:font-size-complex="11pt"/>
    </style:style>
    <style:style style:name="P5" style:family="paragraph" style:parent-style-name="Standard">
      <style:paragraph-properties fo:margin-left="2cm" fo:margin-right="0cm" fo:text-indent="0cm" style:auto-text-indent="false"/>
      <style:text-properties fo:color="#000000" loext:opacity="100%" style:font-name="Calibri Light1" fo:font-size="10pt" fo:font-weight="bold" officeooo:rsid="000df520" officeooo:paragraph-rsid="0019416d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paragraph-rsid="0018129f"/>
    </style:style>
    <style:style style:name="P7" style:family="paragraph" style:parent-style-name="Standard">
      <style:paragraph-properties fo:margin-left="2cm" fo:margin-right="0cm" fo:text-indent="0cm" style:auto-text-indent="false"/>
      <style:text-properties fo:color="#000000" loext:opacity="100%" style:font-name="Calibri Light1" fo:font-size="11pt" officeooo:rsid="000df520" officeooo:paragraph-rsid="0018129f" style:font-size-asian="11pt" style:font-size-complex="11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alibri Light1" fo:font-size="11pt" fo:font-weight="bold" officeooo:rsid="000df520" officeooo:paragraph-rsid="0019416d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alibri Light1" fo:font-size="10pt" officeooo:rsid="000df520" officeooo:paragraph-rsid="0019416d" style:font-size-asian="10pt" style:font-size-complex="10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alibri Light1" fo:font-size="10pt" fo:font-weight="normal" officeooo:rsid="000df520" officeooo:paragraph-rsid="0019416d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2cm" fo:margin-right="0cm" fo:margin-top="0cm" fo:margin-bottom="0cm" style:contextual-spacing="false" fo:line-height="115%" fo:text-align="start" style:justify-single-word="false" fo:text-indent="0cm" style:auto-text-indent="false"/>
      <style:text-properties style:use-window-font-color="true" loext:opacity="0%" style:font-name="Calibri Light" fo:font-size="9pt" fo:font-weight="bold" officeooo:paragraph-rsid="0012e775" fo:background-color="transparent" style:font-name-asian="Calibri Light" style:font-size-asian="9pt" style:font-weight-asian="bold" style:font-name-complex="Calibri Light" style:font-size-complex="9pt" style:font-weight-complex="bold"/>
    </style:style>
    <style:style style:name="T1" style:family="text">
      <style:text-properties officeooo:rsid="0012df10"/>
    </style:style>
    <style:style style:name="T2" style:family="text">
      <style:text-properties officeooo:rsid="0015c58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129f" style:font-weight-asian="bold" style:font-weight-complex="bold"/>
    </style:style>
    <style:style style:name="T5" style:family="text">
      <style:text-properties fo:font-weight="bold" officeooo:rsid="0019416d" style:font-weight-asian="bold" style:font-weight-complex="bold"/>
    </style:style>
    <style:style style:name="T6" style:family="text">
      <style:text-properties fo:font-weight="bold" officeooo:rsid="001ad419" style:font-weight-asian="bold" style:font-weight-complex="bold"/>
    </style:style>
    <style:style style:name="T7" style:family="text">
      <style:text-properties fo:font-style="normal" fo:font-weight="bold" officeooo:rsid="0012e775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officeooo:rsid="0012e775" style:font-style-asian="normal" style:font-weight-asian="normal" style:font-style-complex="normal" style:font-weight-complex="normal"/>
    </style:style>
    <style:style style:name="T9" style:family="text">
      <style:text-properties fo:font-style="italic" fo:font-weight="normal" officeooo:rsid="0012e775" style:font-style-asian="italic" style:font-weight-asian="normal" style:font-style-complex="italic" style:font-weight-complex="normal"/>
    </style:style>
    <style:style style:name="T10" style:family="text">
      <style:text-properties officeooo:rsid="0018129f"/>
    </style:style>
    <style:style style:name="T11" style:family="text">
      <style:text-properties fo:font-size="10pt" officeooo:rsid="0019416d" style:font-size-asian="10pt" style:font-size-complex="10pt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0pt" fo:font-weight="bold" officeooo:rsid="0018129f" style:font-size-asian="10pt" style:font-weight-asian="bold" style:font-size-complex="10pt" style:font-weight-complex="bold"/>
    </style:style>
    <style:style style:name="T14" style:family="text">
      <style:text-properties fo:font-size="10pt" fo:font-weight="bold" officeooo:rsid="0019416d" style:font-size-asian="10pt" style:font-weight-asian="bold" style:font-size-complex="10pt" style:font-weight-complex="bold"/>
    </style:style>
    <style:style style:name="T15" style:family="text">
      <style:text-properties fo:font-size="10pt" fo:font-weight="bold" officeooo:rsid="001ad419" style:font-size-asian="10pt" style:font-weight-asian="bold" style:font-size-complex="10pt" style:font-weight-complex="bold"/>
    </style:style>
    <style:style style:name="T16" style:family="text">
      <style:text-properties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font-size="10pt" fo:font-weight="normal" officeooo:rsid="0019416d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01ad419" style:font-size-asian="10pt" style:font-weight-asian="normal" style:font-size-complex="10pt" style:font-weight-complex="normal"/>
    </style:style>
    <style:style style:name="T19" style:family="text">
      <style:text-properties officeooo:rsid="0019416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9416d" style:font-weight-asian="normal" style:font-weight-complex="normal"/>
    </style:style>
    <style:style style:name="T22" style:family="text">
      <style:text-properties fo:font-weight="normal" officeooo:rsid="001ad419" style:font-weight-asian="normal" style:font-weight-complex="normal"/>
    </style:style>
    <style:style style:name="T23" style:family="text">
      <style:text-properties fo:color="#000000" loext:opacity="100%" style:font-name="Calibri Light1" fo:font-size="11pt" fo:font-style="normal" fo:font-weight="bold" officeooo:rsid="0012e775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fo:color="#000000" loext:opacity="100%" style:font-name="Calibri Light1" fo:font-size="11pt" fo:font-style="normal" fo:font-weight="normal" officeooo:rsid="0012e775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fo:color="#000000" loext:opacity="100%" style:font-name="Calibri Light1" fo:font-size="11pt" fo:font-style="italic" fo:font-weight="normal" officeooo:rsid="0012e775" style:font-size-asian="11pt" style:font-style-asian="italic" style:font-weight-asian="normal" style:font-size-complex="11pt" style:font-style-complex="italic" style:font-weight-complex="normal"/>
    </style:style>
    <style:style style:name="T26" style:family="text"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Funciones MySQL – <text:span text:style-name="T2">WHILE y FOR</text:span></text:p>
      <text:p text:style-name="P2">Realiza los siguientes ejercicios propuestos mediante el Workbench de MySQL <text:span text:style-name="T1">a partir de los datos contenidos en la base de datos Netflix.</text:span></text:p>
      <text:p text:style-name="P11"><text:span text:style-name="T26">CREATE DATABASE IF NOT EXISTS Netflix;<text:line-break/>USE Netflix;<text:line-break/><text:line-break/>CREATE TABLE IF NOT EXISTS Peliculas(<text:line-break/><text:tab/>ID int primary key,<text:line-break/> <text:s text:c="3"/>Nombre VARCHAR(30),<text:line-break/> <text:s text:c="3"/>Duracion INT,<text:line-break/> <text:s text:c="3"/>Director VARCHAR(20),<text:line-break/> <text:s text:c="3"/>Genero ENUM ('acción', 'drama', 'comedia'),<text:line-break/> <text:s text:c="3"/>Nota FLOAT<text:line-break/>);<text:line-break/><text:line-break/>CREATE TABLE IF NOT EXISTS Reparto(<text:line-break/><text:tab/>DNI VARCHAR(9) primary key,<text:line-break/> <text:s text:c="3"/>Nombre VARCHAR(30),<text:line-break/> <text:s text:c="3"/>Apellido VARCHAR(30),<text:line-break/> <text:s text:c="3"/>Fecha_nac DATE<text:line-break/>);<text:line-break/><text:line-break/>ALTER TABLE Peliculas ADD COLUMN Protagonista VARCHAR(9), <text:line-break/>ADD CONSTRAINT `FK_PROTAGONISTA` <text:line-break/>FOREIGN KEY (Protagonista) <text:line-break/>REFERENCES Reparto(DNI);<text:line-break/><text:line-break/>INSERT INTO Reparto (DNI, Nombre, Apellido, Fecha_nac) VALUES<text:line-break/>("1234", "Will", "Smith", "1985-12-13"),<text:line-break/>("1357", "Salma", "Hayek", "1976-02-11"),<text:line-break/>("1222", "George", "Clooney", "2000-02-23"),<text:line-break/>("1265", "Adam", "Sandler", "1980-12-13"),<text:line-break/>("1212", "Nemo", " ", "1985-01-07");<text:line-break/><text:line-break/><text:line-break/>INSERT INTO Peliculas (ID, Nombre, Duracion, Director, Genero, Nota, Protagonista) VALUES<text:line-break/>(1, 'Bright', 120, 'Fernando', 'acción', 3.1, "1234"),<text:line-break/>(2, 'Frida', 100, 'Daniel', 'drama', 7.6, "1357"),<text:line-break/>(3, 'Los dos papas', 160, 'Adrián', 'comedia', 8.3, "1222"),<text:line-break/>(4, 'Animales nocturnos', 185, 'Tomás', 'drama', 9.5, "1357"),<text:line-break/>(5, 'Oceans Eleven', 150, 'Nuria', 'acción', 3.5, "1222"),<text:line-break/>(6, 'Buscando a Nemo', 120, 'Jon', 'comedia', 2.1, "1212"),<text:line-break/>(7, 'El Hoyo', 110, 'Ivan', 'acción', 9.9, "1265"),<text:line-break/>(8, 'Diamante en bruto', 140, 'Paola', 'acción', 8.1, "1265");</text:span><text:line-break/></text:p>
      <text:p text:style-name="P11"/>
      <text:p text:style-name="P6"><text:span text:style-name="T23">Ejercicio 1.-</text:span><text:span text:style-name="T24"> Crea una función que muestre los nombres de las 3 películas con mayor duración. Concatena los nombres de las películas separadas por ";" en el resultado.</text:span><text:span text:style-name="T25"><text:line-break/></text:span></text:p>
      <text:p text:style-name="P4"><text:span text:style-name="T4">Ejercicio 2.-</text:span><text:span text:style-name="T10"> </text:span>Crea una funci<text:span text:style-name="T10">ó</text:span>n que muestre los <text:span text:style-name="T10">nombres</text:span> de las películas con mayor nota que la película Oceans Eleven concatenando el resultado de estas ordenadas por la nota <text:span text:style-name="T8">separadas por ";" en el resultado </text:span>.</text:p>
      <text:p text:style-name="P7"/>
      <text:p text:style-name="P3"><text:span text:style-name="T14">Ejercicio 3.-</text:span><text:span text:style-name="T17"> </text:span><text:span text:style-name="T16">Crea una función que muestre las 10 siguientes letras del abecedario a la letra insertada por el usuario en la propia función. Concatena las letras en el resultado </text:span><text:span text:style-name="T18">separadas</text:span><text:span text:style-name="T16"> </text:span><text:span text:style-name="T18">por</text:span><text:span text:style-name="T16"> un espacio.</text:span></text:p>
      <text:p text:style-name="P9"><text:span text:style-name="T5"/></text:p>
      <text:p text:style-name="P10"><text:span text:style-name="T3">Ejercicio 4.- </text:span>Crea una función que dicte si el número insertado en la función por el usuario es o no un número primo.</text:p>
      <text:p text:style-name="P8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Calibri" fo:font-size="11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14T13:25:08.100000000</dc:date>
    <meta:editing-duration>PT3H27M54S</meta:editing-duration>
    <meta:editing-cycles>10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7" meta:word-count="318" meta:character-count="2232" meta:non-whitespace-character-count="1875"/>
  </office:meta>
</office:document-meta>
</file>